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3" style:master-page-name="">
      <style:paragraph-properties style:page-number="auto" fo:break-before="page"/>
    </style:style>
    <style:style style:name="P46" style:family="paragraph" style:parent-style-name="Heading_20_2" style:master-page-name="">
      <style:paragraph-properties style:page-number="auto" fo:break-before="pag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mph-1.2.0.oxt&#13;Update file created : emph.update.xml&#13;&#13;19.04.2021 11:59:3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mph-A-1.2.0.oxt&#13;Update file created : emph-A.update.xml&#13;&#13;19.04.2021 11:59:3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emph-L-1.2.1.oxt&#13;Update file created : emph-L.update.xml&#13;&#13;19.04.2021 21:0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emp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574316603637532605"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5906492224966069" text:style-name="L2">
        <text:list-item>
          <text:p text:style-name="P49">Version 2.1.2 :</text:p>
        </text:list-item>
      </text:list>
      <text:list xml:id="list1267481010740708561" text:style-name="L3">
        <text:list-item>
          <text:list>
            <text:list-item>
              <text:p text:style-name="P50">Localized help : resolved non-functional hyperlink due to API incompatibility introduced by Apache OpenOffice 4.1 (and LibreOffice 4.0).</text:p>
            </text:list-item>
          </text:list>
        </text:list-item>
      </text:list>
      <text:list xml:id="list41235086" text:continue-list="list55906492224966069" text:style-name="L2">
        <text:list-item>
          <text:p text:style-name="P49">Version 2.1.1 :</text:p>
        </text:list-item>
      </text:list>
      <text:list xml:id="list1296290339836146974"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41223746" text:continue-list="list41235086" text:style-name="L2">
        <text:list-item>
          <text:p text:style-name="P49">Version 2.1.0 :</text:p>
        </text:list-item>
      </text:list>
      <text:list xml:id="list2527655021744715271"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41224143" text:continue-list="list41223746" text:style-name="L2">
        <text:list-item>
          <text:p text:style-name="P49">Version 2.0.0 :</text:p>
        </text:list-item>
      </text:list>
      <text:list xml:id="list5549263433459740018"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41224408" text:continue-list="list41224143" text:style-name="L2">
        <text:list-item>
          <text:p text:style-name="P49">Version 1.5.3 :</text:p>
        </text:list-item>
      </text:list>
      <text:list xml:id="list5697841097408281766"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984722505016079958"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emp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962915177957181180"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491053189636690643"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122362295048404531"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340129851507488492"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231021280940502973"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5056900600148656883"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278659023507054199"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394382841785608576"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998868301263005204" text:style-name="L17">
        <text:list-item>
          <text:p text:style-name="P64">Arg1 : <text:span text:style-name="InstructionMacro">String</text:span> : mandatory, type of control used for the button</text:p>
        </text:list-item>
      </text:list>
      <text:list xml:id="list6594263918912396684"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405526491046200389"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095240138676780946"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538022419521155533"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130076871550477373"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029792061413689264"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931359149474804661"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824717340780735839"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745450228538837683"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572925828673663010"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531956625333154670"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9076645996070470247"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165132626067076356"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368920628071716568"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615960610789179267"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070876497922565340"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976623474941031145"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emp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emph -- Toolbar to quickly assign the "Emphasis" and "Strong Emphasis" character styles.</text:p>
      <text:p text:style-name="tooltipText"/>
      <text:p text:style-name="tooltipLang"><text:bookmark-start text:name="__RefHeading__44467_325084090"/>Tooltip de<text:bookmark-end text:name="__RefHeading__44467_325084090"/></text:p>
      <text:p text:style-name="descrText">emph – Werkzeugleiste, um schnell die Zeichenvorlagen "Betont" und "Stark Betont" zuzuweis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Button bar with buttons for “emphasize” and “strong emphasize”.</text:p>
      <text:p text:style-name="P39"><text:soft-page-break/></text:p>
      <text:p text:style-name="descrText"/>
      <text:p text:style-name="descrLang"><text:bookmark-start text:name="__RefHeading__78156_325084090"/>Description de<text:bookmark-end text:name="__RefHeading__78156_325084090"/></text:p>
      <text:p text:style-name="descrText">Symbolleiste mit Buttons für “betont” und “stark betont”.</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862538411861531499"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51124473659342287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39889548710828639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916658468537971082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123897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91976847239830107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14257151353856803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24390511714806595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57</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59</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9</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59</dc:date>
     <text:p>internal</text:p>
     <text:p>Page2</text:p>
     <text:p/>
    </office:annotation>Paragraph styles</text:p>
      <text:p text:style-name="P28"><office:annotation>
     <dc:creator>BM</dc:creator>
     <dc:date>2008-03-13T00:00:00.59</dc:date>
     <text:p>internal</text:p>
     <text:p>Page7</text:p>
     <text:p/>
    </office:annotation>Hyperlinks</text:p>
      <text:p text:style-name="hlp_5f_paragraph"><text:span text:style-name="T14"><office:annotation>
      <dc:creator>BM</dc:creator>
      <dc:date>2008-03-13T00:00:00.59</dc:date>
      <text:p>internal</text:p>
      <text:p>Page3</text:p>
      <text:p/>
     </office:annotation></text:span><text:span text:style-name="T14">Text formatting</text:span></text:p>
      <text:p text:style-name="P28"><office:annotation>
     <dc:creator>BM</dc:creator>
     <dc:date>2008-03-26T00:00:00.6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6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0</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60</dc:date>
     <text:p>external</text:p>
     <text:p>text/swriter/main0210.xhp</text:p>
     <text:p/>
    </office:annotation><text:span text:style-name="T14">Preview topic</text:span> </text:p>
      <text:p text:style-name="hlp_5f_paragraph">This hyperlink displays <text:s/><office:annotation>
     <dc:creator>BM</dc:creator>
     <dc:date>2008-03-15T00:00:00.6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1237744" text:continue-list="list851124473659342287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1226068" text:continue-list="list4123897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1</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62</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62</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41250589" text:continue-list="list4123774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emp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emp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5" meta:character-count="8194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emph", "1.2.1") ' fill with your values
  setExtensionDescription("en, de")
  setDisplayName("en", "emph - Apply emphasize character styles.")
  setDisplayName("de", "emph - Betont-Zeichenvorlagen anwenden.")
  setTooltip("en, de", "en") ' deprecated ! starting from 3.1,use instead setExtensionDescription

  setPublisherName("en", "Peter Triesberger", "https://github.com/peter88213")
  setLicense("en")

  beginUpdateInformation("direct", "direct") 
	setUpdateSource("https://raw.githubusercontent.com/peter88213/emph/LibreOffice/", "https://raw.githubusercontent.com/peter88213/emph/LibreOffice/")
  endUpdateInformation

endDescription  


beginAnnexes 
  useLibrary("Basic", "emph/")
endAnnexes

beginAddonUI

  beginOfficeHelp
	   beginTitles()
	  	setTitle("emph help", "en")
      endTitles
      setURL("Basic", "emph", "help", "show_help")
  endOfficeHelp


  beginOfficeToolbar

    beginTbTitles("Writer")
      setTitle("emph")
    endTbTitles

		beginButton()
            beginTitles("Writer")
              setTitle("Emphasis", "en")
              setTitle("Betont", "de")
            endTitles
            setURL("Basic", "emph", "Common", "Emphasis")
			setImage("icons/Emphasis")
		endButton

		beginButton()
            beginTitles("Writer")
              setTitle("Strong emphasis", "en")
              setTitle("Stark betont", "de")
            endTitles
            setURL("Basic", "emph", "Common", "StrongEmphasis")
			setImage("icons/Strong")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